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adpis1" style:master-page-name="MP0" style:list-style-name="WW_OutlineListStyle_4" style:family="paragraph">
      <style:paragraph-properties fo:break-before="page"/>
    </style:style>
    <style:style style:name="P2" style:parent-style-name="Odstavecseseznamem" style:list-style-name="LFO6" style:family="paragraph"/>
    <style:style style:name="P3" style:parent-style-name="Odstavecseseznamem" style:list-style-name="LFO6" style:family="paragraph"/>
    <style:style style:name="P4" style:parent-style-name="Odstavecseseznamem" style:list-style-name="LFO6" style:family="paragraph"/>
    <style:style style:name="P5" style:parent-style-name="Odstavecseseznamem" style:list-style-name="LFO6" style:family="paragraph"/>
    <style:style style:name="P6" style:parent-style-name="Odstavecseseznamem" style:list-style-name="LFO6" style:family="paragraph"/>
    <style:style style:name="P7" style:parent-style-name="Odstavecseseznamem" style:list-style-name="LFO6" style:family="paragraph"/>
    <style:style style:name="P8" style:parent-style-name="Odstavecseseznamem" style:list-style-name="LFO6" style:family="paragraph"/>
    <style:style style:name="P9" style:parent-style-name="Odstavecseseznamem" style:list-style-name="LFO6" style:family="paragraph"/>
    <style:style style:name="P10" style:parent-style-name="Odstavecseseznamem" style:list-style-name="LFO6" style:family="paragraph"/>
    <style:style style:name="P11" style:parent-style-name="Odstavecseseznamem" style:list-style-name="LFO6" style:family="paragraph"/>
    <style:style style:name="P12" style:parent-style-name="Odstavecseseznamem" style:list-style-name="LFO6" style:family="paragraph"/>
    <style:style style:name="P13" style:parent-style-name="Odstavecseseznamem" style:list-style-name="LFO6" style:family="paragraph"/>
    <style:style style:name="P14" style:parent-style-name="Odstavecseseznamem" style:list-style-name="LFO6" style:family="paragraph"/>
    <style:style style:name="P15" style:parent-style-name="Odstavecseseznamem" style:list-style-name="LFO6" style:family="paragraph"/>
    <style:style style:name="P16" style:parent-style-name="Odstavecseseznamem" style:list-style-name="LFO6" style:family="paragraph"/>
    <style:style style:name="P17" style:parent-style-name="Odstavecseseznamem" style:list-style-name="LFO6" style:family="paragraph"/>
    <style:style style:name="P18" style:parent-style-name="Normální" style:family="paragraph">
      <style:paragraph-properties fo:margin-left="0.9833in">
        <style:tab-stops/>
      </style:paragraph-properties>
    </style:style>
    <style:style style:name="P19" style:parent-style-name="Odstavecseseznamem" style:list-style-name="LFO6" style:family="paragraph"/>
    <style:style style:name="P20" style:parent-style-name="Odstavecseseznamem" style:list-style-name="LFO6" style:family="paragraph"/>
    <style:style style:name="P21" style:parent-style-name="Odstavecseseznamem" style:list-style-name="LFO6" style:family="paragraph"/>
    <style:style style:name="P22" style:parent-style-name="Odstavecseseznamem" style:list-style-name="LFO6" style:family="paragraph"/>
  </office:automatic-styles>
  <office:body>
    <office:text text:use-soft-page-breaks="true">
      <text:h text:style-name="P1" text:outline-level="1">VLAN</text:h>
      <text:p text:style-name="Normální">(Virtual Local Area Network) VLAN slouží k logickému rozdělení sítě. Pod jedním fyzickým switchem je pouze jedna VAN síť. Pomocí VLAN však můžeme tuto jednu LAN síť rozdělit na více virtuálních sítí. VLANy se můžou použít například ve firmě, kde chceme v rámci správy provozu sítě rozdělit zaměstnance v různých oddělení nebo zaměstnance od vedení atd. Využití VLAN může nahradit třeba instalaci dalších kabelů nebo zařízení pro rozdělení sítě.</text:p>
      <text:list text:style-name="LFO6" text:continue-numbering="true">
        <text:list-item>
          <text:p text:style-name="P2">Výhody:<text:s/></text:p>
          <text:list text:continue-numbering="true">
            <text:list-item>
              <text:p text:style-name="P3">bezpečnost díky oddělení skupin</text:p>
            </text:list-item>
            <text:list-item>
              <text:p text:style-name="P4">levnější řešení, než koupě více fyzických switchů<text:s/></text:p>
            </text:list-item>
            <text:list-item>
              <text:p text:style-name="P5">vyšší výkon – rozdělení sítě sníží zbytečný provoz např. broadcasty a zvýší tím výkon</text:p>
            </text:list-item>
          </text:list>
        </text:list-item>
        <text:list-item>
          <text:p text:style-name="P6">Typy:</text:p>
          <text:list text:continue-numbering="true">
            <text:list-item>
              <text:p text:style-name="P7">Data VLAN: přenos dat uživatelů, nejběžnější typ</text:p>
            </text:list-item>
            <text:list-item>
              <text:p text:style-name="P8">Default VLAN: výchozí VLAN switche po zapnutí, všechny porty switche jsou v jedné síti</text:p>
            </text:list-item>
            <text:list-item>
              <text:p text:style-name="P9">Management VLAN: většinou slouží ke správě sítě, běžní uživatelé k ní tedy nemají přístup, přístup k SSH, Telnet nebo webové rozhraní</text:p>
            </text:list-item>
            <text:list-item>
              <text:p text:style-name="P10">Voice VLAN: provoz hlasových služeb zejména IP telefonů (VoIP)</text:p>
            </text:list-item>
          </text:list>
        </text:list-item>
        <text:list-item>
          <text:p text:style-name="P11">Konfigurace:<text:s/></text:p>
          <text:list text:continue-numbering="true">
            <text:list-item>
              <text:p text:style-name="P12">Statická: porty se musí přiřadit ručně, nejběžnější</text:p>
            </text:list-item>
            <text:list-item>
              <text:p text:style-name="P13">Dynamická: porty přiřazuje VLAN server podle MAC adresy, při změně portu server automaticky přiřadí správný port</text:p>
            </text:list-item>
            <text:list-item>
              <text:p text:style-name="P14">Hlasová: je nutno vytvořit jednu vlan pro hlas a jednu pro data, hlasoví přenos má přednost</text:p>
            </text:list-item>
          </text:list>
        </text:list-item>
        <text:list-item>
          <text:p text:style-name="P15">Broadcast:<text:s/><text:line-break/>bez VLAN je broadcast pro všechna zařízení v síti, s VLAN se tento provoz omezí pro zařízení jen v dané VLANě, tím i méně dochází ke kolizím a vyšší rychlosti</text:p>
        </text:list-item>
        <text:list-item>
          <text:p text:style-name="P16">VLAN trunking:<text:line-break/>umožňuje použít jeden spoj pro více nebo všechny VLANy podle konfigurace, trunk tedy sloučuje více VLAN do jednoho spoje, používá se hlavně mezi switchi</text:p>
        </text:list-item>
        <text:list-item>
          <text:p text:style-name="P17">Nativní VLAN:<text:line-break/>nativní VLAN je spojený s protokolem 802.1q, nastavuje se na trunk portu, v Ciscu se nativní VLAN nastavuje na obou stranách trunku stejně, nativní rámce je tedy bez tagu<text:s/></text:p>
        </text:list-item>
      </text:list>
      <text:p text:style-name="P18"/>
      <text:soft-page-break/>
      <text:h text:style-name="Nadpis1" text:outline-level="1">VTP</text:h>
      <text:p text:style-name="Normální">VLAN Trunking Protocol, VTP je protokol od společnosti Cisco, který slouží ke správě VLAN v rámci sítě. Když například potřebujeme přidat VLANu na víc switchů, stačí jí napsat na jeden switch který ji předá ostatním. Režimy VTP řadíme mezi tři skupiny: Server, Klient a Transparent. Server je takový hlavní switch, na něm můžeme tvořit, měnit a mazat VLANy, všechny změny, které s VLANy provedeme hlásí ostatním, může dostat i zprávu o změně VLANy od jiného serveru, když se tak stane, provede podle ní. Ukládá info do NVRAM. Každá VLANa musí mít alespoň jeden server. Hodí se mít i dva neboli jeden náhradní jako zálohu kdyby třeba jeden spadl. Server je defaultní nastavení switche. Klient se řídí tím, co dostane od serveru, info ukládá do RAM, hodí se pro switche, které mají méně paměti na uchování informací o VLANách. Transparent nepatří do sítě a VLAN s ostatními, pouze přeposílá informace.<text:s/></text:p>
      <text:list text:style-name="LFO6" text:continue-numbering="true">
        <text:list-item>
          <text:p text:style-name="P19">módy:</text:p>
          <text:list text:continue-numbering="true">
            <text:list-item>
              <text:p text:style-name="P20">server: spravuje všechny VLANy, data má uložený v NVRAM, je to defaultní mód</text:p>
            </text:list-item>
            <text:list-item>
              <text:p text:style-name="P21">klient: přijímá konfiguraci ze serveru, udržuje lokální kopii všech VLAN</text:p>
            </text:list-item>
            <text:list-item>
              <text:p text:style-name="P22">transparentní: neúčastní se vtp, pracuje samostatně, může vytvářet i mazat VLANy, změny jsou však lokální, konfigurace uložena do NVRAM</text:p>
            </text:list-item>
          </text:list>
        </text:list-item>
      </text:list>
      <text:h text:style-name="Nadpis1" text:outline-level="1">Nativní a tagované rámce</text:h>
      <text:p text:style-name="Normální">Rámce jsou základní jednotka přenosu na linkové vrstvě v počítačových sítích. Teď teda to rozdělení: Nativní rámce tedy nejsou označené žádným VLAN tagem. Ve většině nastaveních je nativní VLAN nastavena tak, že pokud rámce není označen (tagován), automaticky patří do nativní VLANy. Toto nastavení však může způsobit bezpečnostní problémy.<text:s/></text:p>
      <text:h text:style-name="Nadpis1" text:outline-level="1">Směrování mezi VLANy</text:h>
      <text:p text:style-name="Normální">Směrování ne konfiguruje na switchích. Musíme nastavit, jak jsem dřív zmínil server, klienty a případně transparentní switche.<text:s/>Směrování lze<text:s/>poté<text:s/>omezit například Access listy. Směrování umožňuje zařízení v různých VLAN komunikovat mezi sebou.<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en" style:country-asian="US" style:language-complex="ar" style:country-complex="SA" style:text-combine="none" fo:hyphenate="true"/>
    </style:default-style>
    <style:style style:name="Nadpis1" style:display-name="Nadpis 1" style:family="paragraph" style:parent-style-name="Normální" style:next-style-name="Normální" style:default-outline-level="1">
      <style:paragraph-properties fo:keep-with-next="always" fo:keep-together="always" fo:margin-top="0.25in" fo:margin-bottom="0.0555in"/>
      <style:text-properties style:font-name="Aptos Display" style:font-name-asian="Times New Roman" fo:color="#000000" fo:font-size="20pt" style:font-size-asian="20pt" style:font-size-complex="20pt" fo:hyphenate="false"/>
    </style:style>
    <style:style style:name="Nadpis2" style:display-name="Nadpis 2" style:family="paragraph" style:parent-style-name="Normální" style:next-style-name="Normální"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dpis3" style:display-name="Nadpis 3" style:family="paragraph" style:parent-style-name="Normální" style:next-style-name="Normální"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dpis4" style:display-name="Nadpis 4" style:family="paragraph" style:parent-style-name="Normální" style:next-style-name="Normální"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dpis5" style:display-name="Nadpis 5" style:family="paragraph" style:parent-style-name="Normální" style:next-style-name="Normální" style:default-outline-level="5">
      <style:paragraph-properties fo:keep-with-next="always" fo:keep-together="always" fo:margin-top="0.0555in" fo:margin-bottom="0.0277in"/>
      <style:text-properties style:font-name-asian="Times New Roman" fo:color="#0F4761" fo:hyphenate="false"/>
    </style:style>
    <style:style style:name="Nadpis6" style:display-name="Nadpis 6" style:family="paragraph" style:parent-style-name="Normální" style:next-style-name="Normální"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dpis7" style:display-name="Nadpis 7" style:family="paragraph" style:parent-style-name="Normální" style:next-style-name="Normální" style:default-outline-level="7">
      <style:paragraph-properties fo:keep-with-next="always" fo:keep-together="always" fo:margin-top="0.0277in" fo:margin-bottom="0in"/>
      <style:text-properties style:font-name-asian="Times New Roman" fo:color="#595959" fo:hyphenate="false"/>
    </style:style>
    <style:style style:name="Nadpis8" style:display-name="Nadpis 8" style:family="paragraph" style:parent-style-name="Normální" style:next-style-name="Normální"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dpis9" style:display-name="Nadpis 9" style:family="paragraph" style:parent-style-name="Normální" style:next-style-name="Normální" style:default-outline-level="9">
      <style:paragraph-properties fo:keep-with-next="always" fo:keep-together="always" fo:margin-bottom="0in"/>
      <style:text-properties style:font-name-asian="Times New Roman" fo:color="#272727" fo:hyphenate="false"/>
    </style:style>
    <style:style style:name="Normální" style:display-name="Normální" style:family="paragraph">
      <style:text-properties fo:hyphenate="false"/>
    </style:style>
    <style:style style:name="Standardnípísmoodstavce" style:display-name="Standardní písmo odstavce" style:family="text"/>
    <text:list-style style:name="WW_OutlineListStyle_4" style:display-name="WW_OutlineListStyle_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Nadpis1Char" style:display-name="Nadpis 1 Char" style:family="text" style:parent-style-name="Standardnípísmoodstavce">
      <style:text-properties style:font-name="Aptos Display" style:font-name-asian="Times New Roman" style:font-name-complex="Times New Roman" fo:color="#000000" fo:font-size="20pt" style:font-size-asian="20pt" style:font-size-complex="20pt"/>
    </style:style>
    <style:style style:name="Nadpis2Char" style:display-name="Nadpis 2 Char" style:family="text" style:parent-style-name="Standardnípísmoodstavce">
      <style:text-properties style:font-name="Aptos Display" style:font-name-asian="Times New Roman" style:font-name-complex="Times New Roman" fo:color="#0F4761" fo:font-size="16pt" style:font-size-asian="16pt" style:font-size-complex="16pt"/>
    </style:style>
    <style:style style:name="Nadpis3Char" style:display-name="Nadpis 3 Char" style:family="text" style:parent-style-name="Standardnípísmoodstavce">
      <style:text-properties style:font-name-asian="Times New Roman" style:font-name-complex="Times New Roman" fo:color="#0F4761" fo:font-size="14pt" style:font-size-asian="14pt" style:font-size-complex="14pt"/>
    </style:style>
    <style:style style:name="Nadpis4Char" style:display-name="Nadpis 4 Char" style:family="text" style:parent-style-name="Standardnípísmoodstavce">
      <style:text-properties style:font-name-asian="Times New Roman" style:font-name-complex="Times New Roman" fo:font-style="italic" style:font-style-asian="italic" style:font-style-complex="italic" fo:color="#0F4761"/>
    </style:style>
    <style:style style:name="Nadpis5Char" style:display-name="Nadpis 5 Char" style:family="text" style:parent-style-name="Standardnípísmoodstavce">
      <style:text-properties style:font-name-asian="Times New Roman" style:font-name-complex="Times New Roman" fo:color="#0F4761"/>
    </style:style>
    <style:style style:name="Nadpis6Char" style:display-name="Nadpis 6 Char" style:family="text" style:parent-style-name="Standardnípísmoodstavce">
      <style:text-properties style:font-name-asian="Times New Roman" style:font-name-complex="Times New Roman" fo:font-style="italic" style:font-style-asian="italic" style:font-style-complex="italic" fo:color="#595959"/>
    </style:style>
    <style:style style:name="Nadpis7Char" style:display-name="Nadpis 7 Char" style:family="text" style:parent-style-name="Standardnípísmoodstavce">
      <style:text-properties style:font-name-asian="Times New Roman" style:font-name-complex="Times New Roman" fo:color="#595959"/>
    </style:style>
    <style:style style:name="Nadpis8Char" style:display-name="Nadpis 8 Char" style:family="text" style:parent-style-name="Standardnípísmoodstavce">
      <style:text-properties style:font-name-asian="Times New Roman" style:font-name-complex="Times New Roman" fo:font-style="italic" style:font-style-asian="italic" style:font-style-complex="italic" fo:color="#272727"/>
    </style:style>
    <style:style style:name="Nadpis9Char" style:display-name="Nadpis 9 Char" style:family="text" style:parent-style-name="Standardnípísmoodstavce">
      <style:text-properties style:font-name-asian="Times New Roman" style:font-name-complex="Times New Roman" fo:color="#272727"/>
    </style:style>
    <style:style style:name="Název" style:display-name="Název" style:family="paragraph" style:parent-style-name="Normální" style:next-style-name="Normální">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NázevChar" style:display-name="Název Char" style:family="text" style:parent-style-name="Standardnípísmoodstavce">
      <style:text-properties style:font-name="Aptos Display" style:font-name-asian="Times New Roman" style:font-name-complex="Times New Roman" fo:letter-spacing="-0.0069in" style:letter-kerning="true" fo:font-size="28pt" style:font-size-asian="28pt" style:font-size-complex="28pt"/>
    </style:style>
    <style:style style:name="Podnadpis" style:display-name="Podnadpis" style:family="paragraph" style:parent-style-name="Normální" style:next-style-name="Normální">
      <style:text-properties style:font-name-asian="Times New Roman" fo:color="#595959" fo:letter-spacing="0.0104in" fo:font-size="14pt" style:font-size-asian="14pt" style:font-size-complex="14pt" fo:hyphenate="false"/>
    </style:style>
    <style:style style:name="PodnadpisChar" style:display-name="Podnadpis Char" style:family="text" style:parent-style-name="Standardnípísmoodstavce">
      <style:text-properties style:font-name-asian="Times New Roman" style:font-name-complex="Times New Roman" fo:color="#595959" fo:letter-spacing="0.0104in" fo:font-size="14pt" style:font-size-asian="14pt" style:font-size-complex="14pt"/>
    </style:style>
    <style:style style:name="Citát" style:display-name="Citát" style:family="paragraph" style:parent-style-name="Normální" style:next-style-name="Normální">
      <style:paragraph-properties fo:text-align="center" fo:margin-top="0.1111in"/>
      <style:text-properties fo:font-style="italic" style:font-style-asian="italic" style:font-style-complex="italic" fo:color="#404040" fo:hyphenate="false"/>
    </style:style>
    <style:style style:name="CitátChar" style:display-name="Citát Char" style:family="text" style:parent-style-name="Standardnípísmoodstavce">
      <style:text-properties fo:font-style="italic" style:font-style-asian="italic" style:font-style-complex="italic" fo:color="#404040"/>
    </style:style>
    <style:style style:name="Odstavecseseznamem" style:display-name="Odstavec se seznamem" style:family="paragraph" style:parent-style-name="Normální">
      <style:paragraph-properties style:contextual-spacing="true" fo:margin-left="0.5in">
        <style:tab-stops/>
      </style:paragraph-properties>
      <style:text-properties fo:hyphenate="false"/>
    </style:style>
    <style:style style:name="Zdůrazněníintenzivní" style:display-name="Zdůraznění – intenzivní" style:family="text" style:parent-style-name="Standardnípísmoodstavce">
      <style:text-properties fo:font-style="italic" style:font-style-asian="italic" style:font-style-complex="italic" fo:color="#0F4761"/>
    </style:style>
    <style:style style:name="Výraznýcitát" style:display-name="Výrazný citát" style:family="paragraph" style:parent-style-name="Normální" style:next-style-name="Normální">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VýraznýcitátChar" style:display-name="Výrazný citát Char" style:family="text" style:parent-style-name="Standardnípísmoodstavce">
      <style:text-properties fo:font-style="italic" style:font-style-asian="italic" style:font-style-complex="italic" fo:color="#0F4761"/>
    </style:style>
    <style:style style:name="Odkazintenzivní" style:display-name="Odkaz – intenzivní" style:family="text" style:parent-style-name="Standardnípísmoodstavce">
      <style:text-properties fo:font-weight="bold" style:font-weight-asian="bold" style:font-weight-complex="bold" fo:font-variant="small-caps" fo:color="#0F4761" fo:letter-spacing="0.0034in"/>
    </style:style>
    <text:list-style style:name="WW_OutlineListStyle_3" style:display-name="WW_OutlineListStyle_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6LVL1" style:family="text">
      <style:text-properties style:font-name="Aptos" style:font-name-asian="Aptos"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řivan Lukáš</meta:initial-creator>
    <dc:creator>Křivan Lukáš</dc:creator>
    <meta:creation-date>2024-10-15T14:19:00Z</meta:creation-date>
    <dc:date>2024-10-15T14:19:00Z</dc:date>
    <meta:template xlink:href="Normal" xlink:type="simple"/>
    <meta:editing-cycles>2</meta:editing-cycles>
    <meta:editing-duration>PT120S</meta:editing-duration>
    <meta:document-statistic meta:page-count="2" meta:paragraph-count="7" meta:word-count="520" meta:character-count="3587" meta:row-count="25" meta:non-whitespace-character-count="3074"/>
  </office:meta>
</office:document-meta>
</file>